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0LargeNJa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terative P</text:p>
          </table:table-cell>
          <table:table-cell/>
          <table:table-cell office:value-type="string" calcext:value-type="string">
            <text:p>Dynamic Programming P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float" office:value="0.06432" calcext:value-type="float">
            <text:p>0.06432</text:p>
          </table:table-cell>
          <table:table-cell/>
          <table:table-cell office:value-type="float" office:value="0.06486" calcext:value-type="float">
            <text:p>0.064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  <table:table-cell office:value-type="float" office:value="0.06433" calcext:value-type="float">
            <text:p>0.06433</text:p>
          </table:table-cell>
          <table:table-cell/>
          <table:table-cell office:value-type="float" office:value="0.06428" calcext:value-type="float">
            <text:p>0.0642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3"/>
          <table:table-cell office:value-type="float" office:value="0.06407" calcext:value-type="float">
            <text:p>0.06407</text:p>
          </table:table-cell>
          <table:table-cell/>
          <table:table-cell office:value-type="float" office:value="0.11468" calcext:value-type="float">
            <text:p>0.1146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  <table:table-cell office:value-type="float" office:value="0.11563" calcext:value-type="float">
            <text:p>0.11563</text:p>
          </table:table-cell>
          <table:table-cell/>
          <table:table-cell office:value-type="float" office:value="0.11518" calcext:value-type="float">
            <text:p>0.1151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number-columns-repeated="3"/>
          <table:table-cell office:value-type="float" office:value="0.1143" calcext:value-type="float">
            <text:p>0.1143</text:p>
          </table:table-cell>
          <table:table-cell/>
          <table:table-cell office:value-type="float" office:value="0.11489" calcext:value-type="float">
            <text:p>0.1148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  <table:table-cell office:value-type="float" office:value="0.11444" calcext:value-type="float">
            <text:p>0.11444</text:p>
          </table:table-cell>
          <table:table-cell/>
          <table:table-cell office:value-type="float" office:value="0.16465" calcext:value-type="float">
            <text:p>0.1646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number-columns-repeated="3"/>
          <table:table-cell office:value-type="float" office:value="0.11479" calcext:value-type="float">
            <text:p>0.11479</text:p>
          </table:table-cell>
          <table:table-cell/>
          <table:table-cell office:value-type="float" office:value="0.16447" calcext:value-type="float">
            <text:p>0.1644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  <table:table-cell office:value-type="float" office:value="0.11517" calcext:value-type="float">
            <text:p>0.11517</text:p>
          </table:table-cell>
          <table:table-cell/>
          <table:table-cell office:value-type="float" office:value="0.16443" calcext:value-type="float">
            <text:p>0.1644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number-columns-repeated="3"/>
          <table:table-cell office:value-type="float" office:value="0.11428" calcext:value-type="float">
            <text:p>0.11428</text:p>
          </table:table-cell>
          <table:table-cell/>
          <table:table-cell office:value-type="float" office:value="0.2149" calcext:value-type="float">
            <text:p>0.214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  <table:table-cell office:value-type="float" office:value="0.16572" calcext:value-type="float">
            <text:p>0.16572</text:p>
          </table:table-cell>
          <table:table-cell/>
          <table:table-cell office:value-type="float" office:value="0.21608" calcext:value-type="float">
            <text:p>0.2160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number-columns-repeated="3"/>
          <table:table-cell office:value-type="float" office:value="0.16516" calcext:value-type="float">
            <text:p>0.16516</text:p>
          </table:table-cell>
          <table:table-cell/>
          <table:table-cell office:value-type="float" office:value="0.21545" calcext:value-type="float">
            <text:p>0.2154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number-columns-repeated="3"/>
          <table:table-cell office:value-type="float" office:value="0.1647" calcext:value-type="float">
            <text:p>0.1647</text:p>
          </table:table-cell>
          <table:table-cell/>
          <table:table-cell office:value-type="float" office:value="0.26547" calcext:value-type="float">
            <text:p>0.2654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number-columns-repeated="3"/>
          <table:table-cell office:value-type="float" office:value="0.21585" calcext:value-type="float">
            <text:p>0.21585</text:p>
          </table:table-cell>
          <table:table-cell/>
          <table:table-cell office:value-type="float" office:value="0.26561" calcext:value-type="float">
            <text:p>0.2656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number-columns-repeated="3"/>
          <table:table-cell office:value-type="float" office:value="0.21484" calcext:value-type="float">
            <text:p>0.21484</text:p>
          </table:table-cell>
          <table:table-cell/>
          <table:table-cell office:value-type="float" office:value="0.26543" calcext:value-type="float">
            <text:p>0.26543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number-columns-repeated="3"/>
          <table:table-cell office:value-type="float" office:value="0.21518" calcext:value-type="float">
            <text:p>0.21518</text:p>
          </table:table-cell>
          <table:table-cell/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number-columns-repeated="3"/>
          <table:table-cell office:value-type="float" office:value="0.21476" calcext:value-type="float">
            <text:p>0.21476</text:p>
          </table:table-cell>
          <table:table-cell/>
          <table:table-cell office:value-type="float" office:value="0.31594" calcext:value-type="float">
            <text:p>0.3159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number-columns-repeated="3"/>
          <table:table-cell office:value-type="float" office:value="0.21558" calcext:value-type="float">
            <text:p>0.21558</text:p>
          </table:table-cell>
          <table:table-cell/>
          <table:table-cell office:value-type="float" office:value="0.31646" calcext:value-type="float">
            <text:p>0.3164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number-columns-repeated="3"/>
          <table:table-cell office:value-type="float" office:value="0.21502" calcext:value-type="float">
            <text:p>0.21502</text:p>
          </table:table-cell>
          <table:table-cell/>
          <table:table-cell office:value-type="float" office:value="0.36506" calcext:value-type="float">
            <text:p>0.36506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number-columns-repeated="3"/>
          <table:table-cell office:value-type="float" office:value="0.21502" calcext:value-type="float">
            <text:p>0.21502</text:p>
          </table:table-cell>
          <table:table-cell/>
          <table:table-cell office:value-type="float" office:value="0.36494" calcext:value-type="float">
            <text:p>0.3649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number-columns-repeated="3"/>
          <table:table-cell office:value-type="float" office:value="0.21439" calcext:value-type="float">
            <text:p>0.21439</text:p>
          </table:table-cell>
          <table:table-cell/>
          <table:table-cell office:value-type="float" office:value="0.36491" calcext:value-type="float">
            <text:p>0.3649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number-columns-repeated="3"/>
          <table:table-cell office:value-type="float" office:value="0.21472" calcext:value-type="float">
            <text:p>0.21472</text:p>
          </table:table-cell>
          <table:table-cell/>
          <table:table-cell office:value-type="float" office:value="0.36474" calcext:value-type="float">
            <text:p>0.3647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number-columns-repeated="3"/>
          <table:table-cell office:value-type="float" office:value="0.26475" calcext:value-type="float">
            <text:p>0.26475</text:p>
          </table:table-cell>
          <table:table-cell/>
          <table:table-cell office:value-type="float" office:value="0.41618" calcext:value-type="float">
            <text:p>0.4161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number-columns-repeated="3"/>
          <table:table-cell office:value-type="float" office:value="0.26531" calcext:value-type="float">
            <text:p>0.26531</text:p>
          </table:table-cell>
          <table:table-cell/>
          <table:table-cell office:value-type="float" office:value="0.41594" calcext:value-type="float">
            <text:p>0.4159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number-columns-repeated="3"/>
          <table:table-cell office:value-type="float" office:value="0.26574" calcext:value-type="float">
            <text:p>0.26574</text:p>
          </table:table-cell>
          <table:table-cell/>
          <table:table-cell office:value-type="float" office:value="0.46557" calcext:value-type="float">
            <text:p>0.46557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number-columns-repeated="3"/>
          <table:table-cell office:value-type="float" office:value="0.26499" calcext:value-type="float">
            <text:p>0.26499</text:p>
          </table:table-cell>
          <table:table-cell/>
          <table:table-cell office:value-type="float" office:value="0.46682" calcext:value-type="float">
            <text:p>0.4668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number-columns-repeated="3"/>
          <table:table-cell office:value-type="float" office:value="0.21489" calcext:value-type="float">
            <text:p>0.21489</text:p>
          </table:table-cell>
          <table:table-cell/>
          <table:table-cell office:value-type="float" office:value="0.51622" calcext:value-type="float">
            <text:p>0.51622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number-columns-repeated="3"/>
          <table:table-cell office:value-type="float" office:value="0.26512" calcext:value-type="float">
            <text:p>0.26512</text:p>
          </table:table-cell>
          <table:table-cell/>
          <table:table-cell office:value-type="float" office:value="0.46535" calcext:value-type="float">
            <text:p>0.4653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number-columns-repeated="3"/>
          <table:table-cell office:value-type="float" office:value="0.26455" calcext:value-type="float">
            <text:p>0.26455</text:p>
          </table:table-cell>
          <table:table-cell/>
          <table:table-cell office:value-type="float" office:value="0.51614" calcext:value-type="float">
            <text:p>0.51614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number-columns-repeated="3"/>
          <table:table-cell office:value-type="float" office:value="0.26468" calcext:value-type="float">
            <text:p>0.26468</text:p>
          </table:table-cell>
          <table:table-cell/>
          <table:table-cell office:value-type="float" office:value="0.46648" calcext:value-type="float">
            <text:p>0.4664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number-columns-repeated="3"/>
          <table:table-cell office:value-type="float" office:value="0.26529" calcext:value-type="float">
            <text:p>0.26529</text:p>
          </table:table-cell>
          <table:table-cell/>
          <table:table-cell office:value-type="float" office:value="0.5672" calcext:value-type="float">
            <text:p>0.567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number-columns-repeated="3"/>
          <table:table-cell office:value-type="float" office:value="0.26514" calcext:value-type="float">
            <text:p>0.26514</text:p>
          </table:table-cell>
          <table:table-cell/>
          <table:table-cell office:value-type="float" office:value="0.51555" calcext:value-type="float">
            <text:p>0.51555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number-columns-repeated="3"/>
          <table:table-cell office:value-type="float" office:value="0.26433" calcext:value-type="float">
            <text:p>0.26433</text:p>
          </table:table-cell>
          <table:table-cell/>
          <table:table-cell office:value-type="float" office:value="0.51554" calcext:value-type="float">
            <text:p>0.5155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number-columns-repeated="3"/>
          <table:table-cell office:value-type="float" office:value="0.26525" calcext:value-type="float">
            <text:p>0.26525</text:p>
          </table:table-cell>
          <table:table-cell/>
          <table:table-cell office:value-type="float" office:value="0.66654" calcext:value-type="float">
            <text:p>0.6665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number-columns-repeated="3"/>
          <table:table-cell office:value-type="float" office:value="0.26487" calcext:value-type="float">
            <text:p>0.26487</text:p>
          </table:table-cell>
          <table:table-cell/>
          <table:table-cell office:value-type="float" office:value="0.56571" calcext:value-type="float">
            <text:p>0.5657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number-columns-repeated="3"/>
          <table:table-cell office:value-type="float" office:value="0.26514" calcext:value-type="float">
            <text:p>0.26514</text:p>
          </table:table-cell>
          <table:table-cell/>
          <table:table-cell office:value-type="float" office:value="0.66637" calcext:value-type="float">
            <text:p>0.6663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number-columns-repeated="3"/>
          <table:table-cell office:value-type="float" office:value="0.26538" calcext:value-type="float">
            <text:p>0.26538</text:p>
          </table:table-cell>
          <table:table-cell/>
          <table:table-cell office:value-type="float" office:value="0.66641" calcext:value-type="float">
            <text:p>0.6664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number-columns-repeated="3"/>
          <table:table-cell office:value-type="float" office:value="0.26591" calcext:value-type="float">
            <text:p>0.26591</text:p>
          </table:table-cell>
          <table:table-cell/>
          <table:table-cell office:value-type="float" office:value="0.61623" calcext:value-type="float">
            <text:p>0.6162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number-columns-repeated="3"/>
          <table:table-cell office:value-type="float" office:value="0.31546" calcext:value-type="float">
            <text:p>0.31546</text:p>
          </table:table-cell>
          <table:table-cell/>
          <table:table-cell office:value-type="float" office:value="0.61614" calcext:value-type="float">
            <text:p>0.6161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number-columns-repeated="3"/>
          <table:table-cell office:value-type="float" office:value="0.26494" calcext:value-type="float">
            <text:p>0.26494</text:p>
          </table:table-cell>
          <table:table-cell/>
          <table:table-cell office:value-type="float" office:value="0.66559" calcext:value-type="float">
            <text:p>0.66559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number-columns-repeated="3"/>
          <table:table-cell office:value-type="float" office:value="0.31537" calcext:value-type="float">
            <text:p>0.31537</text:p>
          </table:table-cell>
          <table:table-cell/>
          <table:table-cell office:value-type="float" office:value="0.71577" calcext:value-type="float">
            <text:p>0.71577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number-columns-repeated="3"/>
          <table:table-cell office:value-type="float" office:value="0.31563" calcext:value-type="float">
            <text:p>0.31563</text:p>
          </table:table-cell>
          <table:table-cell/>
          <table:table-cell office:value-type="float" office:value="0.71608" calcext:value-type="float">
            <text:p>0.7160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number-columns-repeated="3"/>
          <table:table-cell office:value-type="float" office:value="0.3154" calcext:value-type="float">
            <text:p>0.3154</text:p>
          </table:table-cell>
          <table:table-cell/>
          <table:table-cell office:value-type="float" office:value="0.71662" calcext:value-type="float">
            <text:p>0.71662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number-columns-repeated="3"/>
          <table:table-cell office:value-type="float" office:value="0.31487" calcext:value-type="float">
            <text:p>0.31487</text:p>
          </table:table-cell>
          <table:table-cell/>
          <table:table-cell office:value-type="float" office:value="0.81619" calcext:value-type="float">
            <text:p>0.81619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number-columns-repeated="3"/>
          <table:table-cell office:value-type="float" office:value="0.31491" calcext:value-type="float">
            <text:p>0.31491</text:p>
          </table:table-cell>
          <table:table-cell/>
          <table:table-cell office:value-type="float" office:value="0.71798" calcext:value-type="float">
            <text:p>0.7179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number-columns-repeated="3"/>
          <table:table-cell office:value-type="float" office:value="0.31495" calcext:value-type="float">
            <text:p>0.31495</text:p>
          </table:table-cell>
          <table:table-cell/>
          <table:table-cell office:value-type="float" office:value="0.76664" calcext:value-type="float">
            <text:p>0.7666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number-columns-repeated="3"/>
          <table:table-cell office:value-type="float" office:value="0.36492" calcext:value-type="float">
            <text:p>0.36492</text:p>
          </table:table-cell>
          <table:table-cell/>
          <table:table-cell office:value-type="float" office:value="0.76638" calcext:value-type="float">
            <text:p>0.76638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number-columns-repeated="3"/>
          <table:table-cell office:value-type="float" office:value="0.31438" calcext:value-type="float">
            <text:p>0.31438</text:p>
          </table:table-cell>
          <table:table-cell/>
          <table:table-cell office:value-type="float" office:value="0.81618" calcext:value-type="float">
            <text:p>0.8161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number-columns-repeated="3"/>
          <table:table-cell office:value-type="float" office:value="0.31531" calcext:value-type="float">
            <text:p>0.31531</text:p>
          </table:table-cell>
          <table:table-cell/>
          <table:table-cell office:value-type="float" office:value="0.76595" calcext:value-type="float">
            <text:p>0.7659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number-columns-repeated="3"/>
          <table:table-cell office:value-type="float" office:value="0.31555" calcext:value-type="float">
            <text:p>0.31555</text:p>
          </table:table-cell>
          <table:table-cell/>
          <table:table-cell office:value-type="float" office:value="0.96793" calcext:value-type="float">
            <text:p>0.9679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number-columns-repeated="3"/>
          <table:table-cell office:value-type="float" office:value="0.31526" calcext:value-type="float">
            <text:p>0.31526</text:p>
          </table:table-cell>
          <table:table-cell/>
          <table:table-cell office:value-type="float" office:value="0.81693" calcext:value-type="float">
            <text:p>0.81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15:38:42.875341459</dc:date>
    <meta:editing-duration>PT22S</meta:editing-duration>
    <meta:editing-cycles>1</meta:editing-cycles>
    <meta:document-statistic meta:table-count="1" meta:cell-count="153" meta:object-count="0"/>
    <meta:generator>LibreOffice/7.5.3.2$Linux_X86_64 LibreOffice_project/50$Build-2</meta:generator>
  </office:meta>
</office:document-meta>
</file>